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2B5AA46B8D809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>
      <style:graphic-properties draw:fill="bitmap" draw:fill-color="#729fcf" draw:fill-image-name="Empty" fo:min-height="12.75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="bitmap" draw:fill-color="#729fcf" draw:fill-image-name="Empty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color="#ff0000"/>
    </style:style>
    <style:style style:name="T4" style:family="text">
      <style:text-properties fo:color="#ff3333"/>
    </style:style>
    <style:style style:name="T5" style:family="text">
      <style:text-properties fo:color="#009900" style:text-underline-style="solid" style:text-underline-width="auto" style:text-underline-color="font-color"/>
    </style:style>
    <style:style style:name="T6" style:family="text">
      <style:text-properties fo:color="#0000ff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text-underline-style="none"/>
    </style:style>
    <style:style style:name="T9" style:family="text">
      <style:text-properties fo:color="#ff000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MaxSP extends the PrefixSpan</text:p>
              </text:list-item>
              <text:list-item>
                <text:p>A naïve approach would be to keep all sequence in memory and to check every time a new sequence arrives if it is maximal.</text:p>
              </text:list-item>
              <text:list-item>
                <text:p>That is CloSpan</text:p>
                <text:list>
                  <text:list-item>
                    <text:p>→ Inefficient</text:p>
                  </text:list-item>
                  <text:list-item>
                    <text:p>→ Memory consuming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The question is</text:p>
                <text:list>
                  <text:list-item>
                    <text:p>How to know if a pattern P is maximal, without maintening pattern in memory ?</text:p>
                  </text:list-item>
                </text:list>
              </text:list-item>
              <text:list-item>
                <text:p>The solution : Can P be extended by appending items ? </text:p>
                <text:list>
                  <text:list-item>
                    <text:p>→ YES ? It isn't a maximal sequential pattern</text:p>
                  </text:list-item>
                </text:list>
              </text:list-item>
              <text:list-item>
                <text:p>Two check :</text:p>
                <text:list>
                  <text:list-item>
                    <text:p>1. Maximal backward extension check</text:p>
                  </text:list-item>
                  <text:list-item>
                    <text:p>2. Maximal forward extension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for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With the Maximal forward extension, we search if we can extends a pattern with upcoming items</text:p>
                <text:list>
                  <text:list-item>
                    <text:p>→ Concretly it is what PrefixSpan already do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With maximal backward extension we check if we can extends the pattern with item that we might have passed.</text:p>
              </text:list-item>
              <text:list-item>
                <text:p/>
              </text:list-item>
              <text:list-item>
                <text:p>If so we stop looking further because we will find the pattern in another branch.</text:p>
              </text:list-item>
              <text:list-item>
                <text:p/>
              </text:list-item>
              <text:list-item>
                <text:p>Let's look at an example.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 find the maximal backward extension of a prefix P in a sequence S, there is a few steps</text:p>
                <text:list>
                  <text:list-item>
                    <text:p>1. Find the last in last appearance of all items</text:p>
                  </text:list-item>
                  <text:list-item>
                    <text:p>2. Find the Maximum period</text:p>
                  </text:list-item>
                  <text:list-item>
                    <text:p>3. If an item support is ≥ than the minsup, there is a backward extension</text:p>
                  </text:list-item>
                </text:list>
              </text:list-item>
              <text:list-item>
                <text:p>Lets demonstrate, step by step</text:p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Find the last in last appearance of all item.</text:p>
                <text:list>
                  <text:list-item>
                    <text:p>→ Just find the prefix in reverse order (starting from the end of the Sequence)</text:p>
                    <text:list>
                      <text:list-item>
                        <text:p>P = AB<text:span text:style-name="T1">C</text:span></text:p>
                      </text:list-item>
                      <text:list-item>
                        <text:p>S = ABDBCA<text:span text:style-name="T1">B</text:span></text:p>
                      </text:list-item>
                      <text:list-item>
                        <text:p/>
                      </text:list-item>
                      <text:list-item>
                        <text:p><text:span text:style-name="T1">Current</text:span></text:p>
                      </text:list-item>
                      <text:list-item>
                        <text:p><text:span text:style-name="T2">Found Item</text:span></text:p>
                      </text:list-item>
                      <text:list-item>
                        <text:p><text:span text:style-name="T3">Discarded</text:span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Find the last in last appearance of all item.</text:p>
                <text:list>
                  <text:list-item>
                    <text:p>→ Just find the prefix in reverse order (starting from the end of the Sequence)</text:p>
                    <text:list>
                      <text:list-item>
                        <text:p>P = AB<text:span text:style-name="T1">C</text:span></text:p>
                      </text:list-item>
                      <text:list-item>
                        <text:p>S = ABDBC<text:span text:style-name="T1">A</text:span><text:span text:style-name="T4">B</text:span></text:p>
                      </text:list-item>
                      <text:list-item>
                        <text:p/>
                      </text:list-item>
                      <text:list-item>
                        <text:p><text:span text:style-name="T1">Current</text:span></text:p>
                      </text:list-item>
                      <text:list-item>
                        <text:p><text:span text:style-name="T2">Found Item</text:span></text:p>
                      </text:list-item>
                      <text:list-item>
                        <text:p><text:span text:style-name="T3">Discarded</text:span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Find the last in last appearance of all item.</text:p>
                <text:list>
                  <text:list-item>
                    <text:p>→ Just find the prefix in reverse order (starting from the end of the Sequence)</text:p>
                    <text:list>
                      <text:list-item>
                        <text:p>P = AB<text:span text:style-name="T1">C</text:span></text:p>
                      </text:list-item>
                      <text:list-item>
                        <text:p>S = ABDB<text:span text:style-name="T1">C</text:span><text:span text:style-name="T4">AB</text:span></text:p>
                      </text:list-item>
                      <text:list-item>
                        <text:p/>
                      </text:list-item>
                      <text:list-item>
                        <text:p><text:span text:style-name="T1">Current</text:span></text:p>
                      </text:list-item>
                      <text:list-item>
                        <text:p><text:span text:style-name="T2">Found Item</text:span></text:p>
                      </text:list-item>
                      <text:list-item>
                        <text:p><text:span text:style-name="T3">Discarded</text:span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Find the last in last appearance of all item.</text:p>
                <text:list>
                  <text:list-item>
                    <text:p>→ Just find the prefix in reverse order (starting from the end of the Sequence)</text:p>
                    <text:list>
                      <text:list-item>
                        <text:p>P = A<text:span text:style-name="T1">B</text:span><text:span text:style-name="T2">C</text:span></text:p>
                      </text:list-item>
                      <text:list-item>
                        <text:p>S = ABD<text:span text:style-name="T1">B</text:span><text:span text:style-name="T5">C</text:span><text:span text:style-name="T4">AB</text:span></text:p>
                      </text:list-item>
                      <text:list-item>
                        <text:p/>
                      </text:list-item>
                      <text:list-item>
                        <text:p><text:span text:style-name="T1">Current</text:span></text:p>
                      </text:list-item>
                      <text:list-item>
                        <text:p><text:span text:style-name="T2">Found Item</text:span></text:p>
                      </text:list-item>
                      <text:list-item>
                        <text:p><text:span text:style-name="T3">Discarded</text:span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Find the last in last appearance of all item.</text:p>
                <text:list>
                  <text:list-item>
                    <text:p>→ Just find the prefix in reverse order (starting from the end of the Sequence)</text:p>
                    <text:list>
                      <text:list-item>
                        <text:p>P = <text:span text:style-name="T6">A</text:span><text:span text:style-name="T2">BC</text:span></text:p>
                      </text:list-item>
                      <text:list-item>
                        <text:p>S = <text:span text:style-name="T6">A</text:span><text:span text:style-name="T4">BD</text:span><text:span text:style-name="T5">BC</text:span><text:span text:style-name="T4">AB</text:span></text:p>
                      </text:list-item>
                      <text:list-item>
                        <text:p/>
                      </text:list-item>
                      <text:list-item>
                        <text:p><text:span text:style-name="T1">Current</text:span></text:p>
                      </text:list-item>
                      <text:list-item>
                        <text:p><text:span text:style-name="T2">Found Item</text:span></text:p>
                      </text:list-item>
                      <text:list-item>
                        <text:p><text:span text:style-name="T3">Discarded</text:span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Find the last in last appearance of all item.</text:p>
                <text:list>
                  <text:list-item>
                    <text:p>→ Just find the prefix in reverse order (starting from the end of the Sequence)</text:p>
                    <text:list>
                      <text:list-item>
                        <text:p>P = <text:span text:style-name="T2">ABC</text:span></text:p>
                      </text:list-item>
                      <text:list-item>
                        <text:p>S = <text:span text:style-name="T5">A</text:span><text:span text:style-name="T4">BD</text:span><text:span text:style-name="T5">BC</text:span><text:span text:style-name="T4">AB</text:span></text:p>
                      </text:list-item>
                      <text:list-item>
                        <text:p/>
                      </text:list-item>
                      <text:list-item>
                        <text:p><text:span text:style-name="T1">Current</text:span></text:p>
                      </text:list-item>
                      <text:list-item>
                        <text:p><text:span text:style-name="T2">Found Item</text:span></text:p>
                      </text:list-item>
                      <text:list-item>
                        <text:p><text:span text:style-name="T3">Discarded</text:span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0.7cm" svg:x="1cm" svg:y="5.5cm" presentation:class="outline" presentation:user-transformed="true">
          <draw:text-box>
            <text:list text:style-name="L2">
              <text:list-item>
                <text:p><text:span text:style-name="T7">2. Find the maximum period of the prefix in the sequence. </text:span></text:p>
                <text:list>
                  <text:list-item>
                    <text:p><text:span text:style-name="T7">→ </text:span><text:span text:style-name="T7">There is as much maximum period as there is items in the prefix (so here 3)</text:span></text:p>
                  </text:list-item>
                  <text:list-item>
                    <text:p><text:span text:style-name="T7">→ </text:span><text:span text:style-name="T7">It is the space between the last-in-last appearance of item i and the first occurrence of the prefix before the item i</text:span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7"/>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draw:frame presentation:style-name="pr4" draw:text-style-name="P2" draw:layer="layout" svg:width="7cm" svg:height="5.3cm" svg:x="1cm" svg:y="13.3cm" presentation:class="outline" presentation:user-transformed="true">
          <draw:text-box>
            <text:list text:style-name="L2">
              <text:list-item>
                <text:p><text:span text:style-name="T7">1st Maximum Period</text:span></text:p>
                <text:list>
                  <text:list-item>
                    <text:p><text:span text:style-name="T8">P = ABC</text:span></text:p>
                  </text:list-item>
                  <text:list-item>
                    <text:p><text:span text:style-name="T8">S = [][ABDBCAB]</text:span></text:p>
                  </text:list-item>
                  <text:list-item>
                    <text:p><text:span text:style-name="T8">MP = (none)</text:span></text:p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7cm" svg:height="5.3cm" svg:x="9cm" svg:y="13.3cm" presentation:class="outline" presentation:user-transformed="true">
          <draw:text-box>
            <text:list text:style-name="L2">
              <text:list-item>
                <text:p><text:span text:style-name="T7">2nd Maximum Period</text:span></text:p>
                <text:list>
                  <text:list-item>
                    <text:p><text:span text:style-name="T8">P = ABC</text:span></text:p>
                  </text:list-item>
                  <text:list-item>
                    <text:p><text:span text:style-name="T8">S = [A]BD[BCAB]</text:span></text:p>
                  </text:list-item>
                  <text:list-item>
                    <text:p><text:span text:style-name="T8">MP = BD</text:span></text:p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7cm" svg:height="5.31cm" svg:x="17cm" svg:y="13.3cm" presentation:class="outline" presentation:user-transformed="true">
          <draw:text-box>
            <text:list text:style-name="L2">
              <text:list-item>
                <text:p><text:span text:style-name="T7">3rd Maximum Period</text:span></text:p>
                <text:list>
                  <text:list-item>
                    <text:p><text:span text:style-name="T8">P = ABC</text:span></text:p>
                  </text:list-item>
                  <text:list-item>
                    <text:p><text:span text:style-name="T8">S = [AB]DB[CAB]</text:span></text:p>
                  </text:list-item>
                  <text:list-item>
                    <text:p><text:span text:style-name="T8">MP = DB</text:span></text:p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We do that with all sequence in the database</text:p>
              </text:list-item>
              <text:list-item>
                <text:p>3. We count support for all item in every maximum period.</text:p>
                <text:list>
                  <text:list-item>
                    <text:p>If for a same i-th maximum period, one item support ≥ minsup → There is a Maximal backward extension, the element is not maximal. <text:s/></text:p>
                  </text:list-item>
                </text:list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Algorithm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Concretly, how does one implement MaxSP based on PrefixSpan ?</text:p>
              </text:list-item>
              <text:list-item>
                <text:p>The same as PrefixSpan</text:p>
              </text:list-item>
              <text:list-item>
                <text:p><text:span text:style-name="T9">BUT</text:span> </text:p>
                <text:list>
                  <text:list-item>
                    <text:p>1. Before adding a prefix, check that there is no maximal backward extension</text:p>
                  </text:list-item>
                  <text:list-item>
                    <text:p>2. Add a pattern at the end of the recursive call (at a leaf on the DFS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axSp Algorithm : Example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Question 3 : Check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6:13:08.123000000</meta:creation-date>
    <dc:date>2016-03-09T17:14:11.616467935</dc:date>
    <meta:editing-duration>PT6H23M57S</meta:editing-duration>
    <meta:editing-cycles>148</meta:editing-cycles>
    <meta:generator>LibreOffice/5.0.3.2$Linux_X86_64 LibreOffice_project/00m0$Build-2</meta:generator>
    <meta:document-statistic meta:object-count="103"/>
  </office:meta>
</office:document-meta>
</file>